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it" fo:country="IT" officeooo:rsid="00043032" officeooo:paragraph-rsid="00043032" style:font-size-asian="14pt" style:font-size-complex="14pt"/>
    </style:style>
    <style:style style:name="P2" style:family="paragraph" style:parent-style-name="Standard">
      <style:text-properties fo:font-weight="bold" officeooo:rsid="000b5d51" officeooo:paragraph-rsid="00043032" style:font-weight-asian="bold" style:font-weight-complex="bold"/>
    </style:style>
    <style:style style:name="P3" style:family="paragraph" style:parent-style-name="Standard">
      <style:text-properties fo:font-weight="bold" officeooo:rsid="00093dd1" officeooo:paragraph-rsid="00093dd1" style:font-weight-asian="bold" style:font-weight-complex="bold"/>
    </style:style>
    <style:style style:name="P4" style:family="paragraph" style:parent-style-name="Standard">
      <style:text-properties style:text-position="0% 100%" fo:font-size="14pt" fo:language="it" fo:country="IT" fo:font-weight="bold" officeooo:rsid="000b18a1" officeooo:paragraph-rsid="000b18a1" style:font-size-asian="14pt" style:font-weight-asian="bold" style:font-size-complex="14pt" style:font-weight-complex="bold"/>
    </style:style>
    <style:style style:name="P5" style:family="paragraph" style:parent-style-name="Standard">
      <style:text-properties style:text-position="0% 100%" fo:font-size="14pt" fo:language="it" fo:country="IT" fo:font-weight="bold" officeooo:rsid="000d4f74" officeooo:paragraph-rsid="000d4f74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fo:font-size="14pt" fo:language="it" fo:country="IT" officeooo:rsid="00043032" officeooo:paragraph-rsid="00043032" style:font-size-asian="14pt" style:font-size-complex="14pt"/>
    </style:style>
    <style:style style:name="P7" style:family="paragraph" style:parent-style-name="Standard" style:list-style-name="L2">
      <style:text-properties fo:font-size="14pt" fo:language="it" fo:country="IT" officeooo:rsid="00043032" officeooo:paragraph-rsid="00043032" style:font-size-asian="14pt" style:font-size-complex="14pt"/>
    </style:style>
    <style:style style:name="P8" style:family="paragraph" style:parent-style-name="Standard" style:list-style-name="L3">
      <style:text-properties fo:font-size="14pt" fo:language="it" fo:country="IT" officeooo:rsid="00043032" officeooo:paragraph-rsid="00043032" style:font-size-asian="14pt" style:font-size-complex="14pt"/>
    </style:style>
    <style:style style:name="P9" style:family="paragraph" style:parent-style-name="Standard" style:list-style-name="L3">
      <style:text-properties fo:font-size="14pt" fo:language="it" fo:country="IT" officeooo:rsid="000afd4c" officeooo:paragraph-rsid="000afd4c" style:font-size-asian="14pt" style:font-size-complex="14pt"/>
    </style:style>
    <style:style style:name="P10" style:family="paragraph" style:parent-style-name="Standard" style:list-style-name="L3">
      <style:text-properties fo:font-size="14pt" fo:language="it" fo:country="IT" officeooo:rsid="00081f19" officeooo:paragraph-rsid="00081f19" style:font-size-asian="14pt" style:font-size-complex="14pt"/>
    </style:style>
    <style:style style:name="P11" style:family="paragraph" style:parent-style-name="Standard" style:list-style-name="L6">
      <style:text-properties fo:font-size="14pt" fo:language="it" fo:country="IT" officeooo:rsid="00081f19" officeooo:paragraph-rsid="000afd4c" style:font-size-asian="14pt" style:font-size-complex="14pt"/>
    </style:style>
    <style:style style:name="P12" style:family="paragraph" style:parent-style-name="Standard" style:list-style-name="L3">
      <style:text-properties fo:font-size="14pt" fo:language="it" fo:country="IT" officeooo:rsid="00093dd1" officeooo:paragraph-rsid="00093dd1" style:font-size-asian="14pt" style:font-size-complex="14pt"/>
    </style:style>
    <style:style style:name="P13" style:family="paragraph" style:parent-style-name="Standard" style:list-style-name="L4">
      <style:text-properties fo:font-size="14pt" fo:language="it" fo:country="IT" fo:font-weight="normal" officeooo:rsid="00093dd1" officeooo:paragraph-rsid="00093dd1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language="it" fo:country="IT" fo:font-weight="normal" officeooo:rsid="000cd308" officeooo:paragraph-rsid="00093dd1" style:font-size-asian="14pt" style:font-weight-asian="normal" style:font-size-complex="14pt" style:font-weight-complex="normal"/>
    </style:style>
    <style:style style:name="P15" style:family="paragraph" style:parent-style-name="Standard" style:list-style-name="L3">
      <style:text-properties fo:font-size="14pt" officeooo:rsid="0009c263" officeooo:paragraph-rsid="0009c263" style:font-size-asian="14pt" style:font-size-complex="14pt"/>
    </style:style>
    <style:style style:name="P16" style:family="paragraph" style:parent-style-name="Standard" style:list-style-name="L3">
      <style:text-properties fo:font-size="14pt" officeooo:rsid="00043032" officeooo:paragraph-rsid="00043032" style:font-size-asian="14pt" style:font-size-complex="14pt"/>
    </style:style>
    <style:style style:name="P17" style:family="paragraph" style:parent-style-name="Standard" style:list-style-name="L6">
      <style:text-properties fo:font-size="14pt" officeooo:rsid="00043032" officeooo:paragraph-rsid="000afd4c" style:font-size-asian="14pt" style:font-size-complex="14pt"/>
    </style:style>
    <style:style style:name="P18" style:family="paragraph" style:parent-style-name="Standard" style:list-style-name="L3">
      <style:text-properties fo:font-size="14pt" officeooo:rsid="00093dd1" officeooo:paragraph-rsid="00093dd1" style:font-size-asian="14pt" style:font-size-complex="14pt"/>
    </style:style>
    <style:style style:name="P19" style:family="paragraph" style:parent-style-name="Standard" style:list-style-name="L10">
      <style:text-properties fo:font-weight="bold" officeooo:rsid="0009c263" officeooo:paragraph-rsid="0009c263" style:font-weight-asian="bold" style:font-weight-complex="bold"/>
    </style:style>
    <style:style style:name="P20" style:family="paragraph" style:parent-style-name="Standard" style:list-style-name="L10">
      <style:text-properties fo:font-weight="bold" officeooo:rsid="0009c263" officeooo:paragraph-rsid="0012eebc" style:font-weight-asian="bold" style:font-weight-complex="bold"/>
    </style:style>
    <style:style style:name="P21" style:family="paragraph" style:parent-style-name="Standard">
      <style:text-properties fo:font-weight="bold" officeooo:rsid="000b5d51" officeooo:paragraph-rsid="000b5d51" style:font-weight-asian="bold" style:font-weight-complex="bold"/>
    </style:style>
    <style:style style:name="P22" style:family="paragraph" style:parent-style-name="Standard">
      <style:text-properties style:text-position="0% 100%" fo:font-size="14pt" fo:language="it" fo:country="IT" fo:font-weight="normal" officeooo:rsid="00093dd1" officeooo:paragraph-rsid="00093dd1" style:font-size-asian="14pt" style:font-weight-asian="normal" style:font-size-complex="14pt" style:font-weight-complex="normal"/>
    </style:style>
    <style:style style:name="P23" style:family="paragraph" style:parent-style-name="Standard" style:list-style-name="L5">
      <style:text-properties style:text-position="0% 100%" fo:font-size="14pt" fo:language="it" fo:country="IT" fo:font-weight="normal" officeooo:rsid="00093dd1" officeooo:paragraph-rsid="00093dd1" style:font-size-asian="14pt" style:font-weight-asian="normal" style:font-size-complex="14pt" style:font-weight-complex="normal"/>
    </style:style>
    <style:style style:name="P24" style:family="paragraph" style:parent-style-name="Standard" style:list-style-name="L5">
      <style:text-properties style:text-position="0% 100%" fo:font-size="14pt" fo:language="it" fo:country="IT" fo:font-weight="normal" officeooo:rsid="000afd4c" officeooo:paragraph-rsid="000afd4c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text-position="0% 100%" fo:font-size="14pt" fo:language="it" fo:country="IT" fo:font-weight="normal" officeooo:rsid="000afd4c" officeooo:paragraph-rsid="000afd4c" style:font-size-asian="14pt" style:font-weight-asian="normal" style:font-size-complex="14pt" style:font-weight-complex="normal"/>
    </style:style>
    <style:style style:name="P26" style:family="paragraph" style:parent-style-name="Standard" style:list-style-name="L6">
      <style:text-properties style:text-position="0% 100%" fo:font-size="14pt" fo:language="it" fo:country="IT" fo:font-weight="normal" officeooo:rsid="000afd4c" officeooo:paragraph-rsid="000afd4c" style:font-size-asian="14pt" style:font-weight-asian="normal" style:font-size-complex="14pt" style:font-weight-complex="normal"/>
    </style:style>
    <style:style style:name="P27" style:family="paragraph" style:parent-style-name="Standard" style:list-style-name="L6">
      <style:text-properties style:text-position="0% 100%" fo:font-size="14pt" fo:language="it" fo:country="IT" fo:font-weight="normal" officeooo:rsid="000cd308" officeooo:paragraph-rsid="000cd308" style:font-size-asian="14pt" style:font-weight-asian="normal" style:font-size-complex="14pt" style:font-weight-complex="normal"/>
    </style:style>
    <style:style style:name="P28" style:family="paragraph" style:parent-style-name="Standard" style:list-style-name="L8">
      <style:text-properties style:text-position="0% 100%" fo:font-size="14pt" fo:language="it" fo:country="IT" fo:font-weight="normal" officeooo:rsid="000cd308" officeooo:paragraph-rsid="000cd308" style:font-size-asian="14pt" style:font-weight-asian="normal" style:font-size-complex="14pt" style:font-weight-complex="normal"/>
    </style:style>
    <style:style style:name="P29" style:family="paragraph" style:parent-style-name="Standard">
      <style:text-properties style:text-position="0% 100%" fo:font-size="14pt" fo:language="it" fo:country="IT" fo:font-weight="normal" officeooo:rsid="000cd308" officeooo:paragraph-rsid="000cd308" style:font-size-asian="14pt" style:font-weight-asian="normal" style:font-size-complex="14pt" style:font-weight-complex="normal"/>
    </style:style>
    <style:style style:name="P30" style:family="paragraph" style:parent-style-name="Standard" style:list-style-name="L7">
      <style:text-properties style:text-position="0% 100%" fo:font-size="14pt" fo:language="it" fo:country="IT" fo:font-weight="normal" officeooo:rsid="000b18a1" officeooo:paragraph-rsid="000b18a1" style:font-size-asian="14pt" style:font-weight-asian="normal" style:font-size-complex="14pt" style:font-weight-complex="normal"/>
    </style:style>
    <style:style style:name="P31" style:family="paragraph" style:parent-style-name="Standard">
      <style:text-properties style:text-position="0% 100%" fo:font-size="14pt" fo:language="it" fo:country="IT" fo:font-weight="normal" officeooo:rsid="000b18a1" officeooo:paragraph-rsid="000b18a1" style:font-size-asian="14pt" style:font-weight-asian="normal" style:font-size-complex="14pt" style:font-weight-complex="normal"/>
    </style:style>
    <style:style style:name="P32" style:family="paragraph" style:parent-style-name="Standard" style:list-style-name="L9">
      <style:text-properties style:text-position="0% 100%" fo:font-size="14pt" fo:language="it" fo:country="IT" fo:font-weight="normal" officeooo:rsid="000d4f74" officeooo:paragraph-rsid="000d4f74" style:font-size-asian="14pt" style:font-weight-asian="normal" style:font-size-complex="14pt" style:font-weight-complex="normal"/>
    </style:style>
    <style:style style:name="P33" style:family="paragraph" style:parent-style-name="Standard">
      <style:text-properties style:text-position="0% 100%" fo:font-size="14pt" fo:language="it" fo:country="IT" fo:font-weight="normal" officeooo:rsid="000d4f74" officeooo:paragraph-rsid="000d4f74" style:font-size-asian="14pt" style:font-weight-asian="normal" style:font-size-complex="14pt" style:font-weight-complex="normal"/>
    </style:style>
    <style:style style:name="P34" style:family="paragraph" style:parent-style-name="Standard" style:list-style-name="L7">
      <style:text-properties style:text-position="0% 100%" fo:font-size="14pt" fo:language="it" fo:country="IT" fo:font-weight="bold" officeooo:rsid="000afd4c" officeooo:paragraph-rsid="000afd4c" style:font-size-asian="14pt" style:font-weight-asian="bold" style:font-size-complex="14pt" style:font-weight-complex="bold"/>
    </style:style>
    <style:style style:name="P35" style:family="paragraph" style:parent-style-name="Standard" style:list-style-name="L7">
      <style:text-properties style:text-position="0% 100%" fo:font-size="14pt" fo:language="it" fo:country="IT" fo:font-weight="bold" officeooo:rsid="000afd4c" officeooo:paragraph-rsid="000b18a1" style:font-size-asian="14pt" style:font-weight-asian="bold" style:font-size-complex="14pt" style:font-weight-complex="bold"/>
    </style:style>
    <style:style style:name="P36" style:family="paragraph" style:parent-style-name="Standard" style:list-style-name="L6">
      <style:text-properties style:text-position="0% 100%" fo:font-size="14pt" fo:language="it" fo:country="IT" fo:font-weight="bold" officeooo:rsid="00093dd1" officeooo:paragraph-rsid="000afd4c" style:font-size-asian="14pt" style:font-weight-asian="bold" style:font-size-complex="14pt" style:font-weight-complex="bold"/>
    </style:style>
    <style:style style:name="P37" style:family="paragraph" style:parent-style-name="Standard">
      <style:text-properties style:text-position="0% 100%" fo:font-size="14pt" fo:language="it" fo:country="IT" fo:font-weight="bold" officeooo:rsid="0009c263" officeooo:paragraph-rsid="000d4f74" style:font-size-asian="14pt" style:font-weight-asian="bold" style:font-size-complex="14pt" style:font-weight-complex="bold"/>
    </style:style>
    <style:style style:name="P38" style:family="paragraph" style:parent-style-name="Standard" style:list-style-name="L5">
      <style:text-properties style:text-position="0% 100%" fo:font-weight="bold" officeooo:rsid="00093dd1" officeooo:paragraph-rsid="00093dd1" style:font-weight-asian="bold" style:font-weight-complex="bold"/>
    </style:style>
    <style:style style:name="P39" style:family="paragraph" style:parent-style-name="Standard" style:list-style-name="L6">
      <style:text-properties officeooo:paragraph-rsid="000cd308"/>
    </style:style>
    <style:style style:name="T1" style:family="text">
      <style:text-properties fo:font-size="14pt" fo:language="it" fo:country="IT" style:font-size-asian="14pt" style:font-size-complex="14pt"/>
    </style:style>
    <style:style style:name="T2" style:family="text">
      <style:text-properties fo:font-size="14pt" fo:language="it" fo:country="IT" officeooo:rsid="000cd308" style:font-size-asian="14pt" style:font-size-complex="14pt"/>
    </style:style>
    <style:style style:name="T3" style:family="text">
      <style:text-properties fo:font-size="14pt" fo:language="it" fo:country="IT" officeooo:rsid="000b9b66" style:font-size-asian="14pt" style:font-size-complex="14pt"/>
    </style:style>
    <style:style style:name="T4" style:family="text">
      <style:text-properties fo:font-size="14pt" fo:language="it" fo:country="I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language="it" fo:country="IT" fo:font-weight="normal" officeooo:rsid="000b9b66" style:font-size-asian="14pt" style:font-weight-asian="normal" style:font-size-complex="14pt" style:font-weight-complex="normal"/>
    </style:style>
    <style:style style:name="T6" style:family="text">
      <style:text-properties fo:font-size="14pt" fo:language="it" fo:country="IT" fo:font-weight="normal" officeooo:rsid="00093dd1" style:font-size-asian="14pt" style:font-weight-asian="normal" style:font-size-complex="14pt" style:font-weight-complex="normal"/>
    </style:style>
    <style:style style:name="T7" style:family="text">
      <style:text-properties fo:font-size="14pt" fo:language="it" fo:country="IT" fo:font-weight="normal" officeooo:rsid="000afd4c" style:font-size-asian="14pt" style:font-weight-asian="normal" style:font-size-complex="14pt" style:font-weight-complex="normal"/>
    </style:style>
    <style:style style:name="T8" style:family="text">
      <style:text-properties fo:font-size="14pt" fo:language="it" fo:country="IT" fo:font-weight="normal" officeooo:rsid="000cd308" style:font-size-asian="14pt" style:font-weight-asian="normal" style:font-size-complex="14pt" style:font-weight-complex="normal"/>
    </style:style>
    <style:style style:name="T9" style:family="text">
      <style:text-properties fo:font-size="14pt" fo:language="it" fo:country="IT" fo:font-weight="normal" officeooo:rsid="000b5d51" style:font-size-asian="14pt" style:font-weight-asian="normal" style:font-size-complex="14pt" style:font-weight-complex="normal"/>
    </style:style>
    <style:style style:name="T10" style:family="text">
      <style:text-properties fo:font-size="14pt" fo:language="it" fo:country="IT" fo:font-weight="normal" officeooo:rsid="0012eebc" style:font-size-asian="14pt" style:font-weight-asian="normal" style:font-size-complex="14pt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language="it" fo:country="IT"/>
    </style:style>
    <style:style style:name="T13" style:family="text">
      <style:text-properties fo:language="it" fo:country="IT" officeooo:rsid="00043032"/>
    </style:style>
    <style:style style:name="T14" style:family="text">
      <style:text-properties fo:language="it" fo:country="IT" officeooo:rsid="00058d50"/>
    </style:style>
    <style:style style:name="T15" style:family="text">
      <style:text-properties fo:language="it" fo:country="IT" officeooo:rsid="0007521b"/>
    </style:style>
    <style:style style:name="T16" style:family="text">
      <style:text-properties fo:language="it" fo:country="IT" officeooo:rsid="00081f19"/>
    </style:style>
    <style:style style:name="T17" style:family="text">
      <style:text-properties fo:language="it" fo:country="IT" officeooo:rsid="000afd4c"/>
    </style:style>
    <style:style style:name="T18" style:family="text">
      <style:text-properties style:text-position="0% 100%" fo:font-size="14pt" fo:language="it" fo:country="IT" officeooo:rsid="000cd308" style:font-size-asian="14pt" style:font-size-complex="14pt"/>
    </style:style>
    <style:style style:name="T19" style:family="text">
      <style:text-properties officeooo:rsid="0006a683"/>
    </style:style>
    <style:style style:name="T20" style:family="text">
      <style:text-properties officeooo:rsid="0007521b"/>
    </style:style>
    <style:style style:name="T21" style:family="text">
      <style:text-properties officeooo:rsid="00081f19"/>
    </style:style>
    <style:style style:name="T22" style:family="text">
      <style:text-properties style:text-position="super 58%" fo:font-weight="normal" style:font-weight-asian="normal" style:font-weight-complex="normal"/>
    </style:style>
    <style:style style:name="T23" style:family="text">
      <style:text-properties officeooo:rsid="000afd4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058d50" style:font-weight-asian="normal" style:font-weight-complex="normal"/>
    </style:style>
    <style:style style:name="T26" style:family="text">
      <style:text-properties fo:font-weight="normal" officeooo:rsid="000afd4c" style:font-weight-asian="normal" style:font-weight-complex="normal"/>
    </style:style>
    <style:style style:name="T27" style:family="text">
      <style:text-properties fo:font-weight="normal" officeooo:rsid="000b18a1" style:font-weight-asian="normal" style:font-weight-complex="normal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1">Nome del caso d’uso</text:span>: <text:span text:style-name="T19">Gestire conto.</text:span></text:p>
      <text:p text:style-name="P1"><text:span text:style-name="T11">Portata</text:span>: Sito web CRYPTOBET</text:p>
      <text:p text:style-name="P1"><text:span text:style-name="T11">Livello</text:span>: Obiettivo utente</text:p>
      <text:p text:style-name="P1"><text:span text:style-name="T11">Attore primario</text:span>: Cliente</text:p>
      <text:p text:style-name="P1"><text:span text:style-name="T11">Parti interessate o interessati</text:span>: </text:p>
      <text:list xml:id="list5414537195851832547" text:style-name="L1">
        <text:list-item>
          <text:p text:style-name="P6"><text:span text:style-name="T19">Il cliente vuole visualizzare il conto e svolgere operazioni ad esso relative. Il cliente vuole poter prelevare e versare denaro sul proprio conto. Il cliente vuole poter visualizzare la lista degli ultimi dieci movimenti o la lista delle ultime scommesse da lui giocate. <text:s text:c="2"/></text:span><text:s/></text:p>
        </text:list-item>
      </text:list>
      <text:p text:style-name="P1"><text:span text:style-name="T11">Post-condizioni</text:span>: </text:p>
      <text:list xml:id="list3612619166852029768" text:style-name="L2">
        <text:list-item>
          <text:p text:style-name="P7"><text:span text:style-name="T20">I</text:span>l cliente è riuscito <text:span text:style-name="T20">ad effettuare eventuali prelievi o versamenti, i quali sono stati registrati correttamente dal sistema.</text:span> </text:p>
        </text:list-item>
        <text:list-item>
          <text:p text:style-name="P7"><text:span text:style-name="T20">Il cliente è riuscito ad effettuare eventuali visualizzazioni degli ultimi movimenti o delle ultime scommesse giocate</text:span>. </text:p>
        </text:list-item>
      </text:list>
      <text:p text:style-name="P1"><text:span text:style-name="T11">Scenario principale di successo</text:span>: </text:p>
      <text:list xml:id="list3498155239390756363" text:style-name="L3">
        <text:list-item>
          <text:p text:style-name="P8">Il cliente <text:span text:style-name="T20">decide di accedere all’area riservata al suo conto</text:span>.</text:p>
        </text:list-item>
        <text:list-item>
          <text:p text:style-name="P15"><text:span text:style-name="T13">I</text:span><text:span text:style-name="T12">l sistema </text:span><text:span text:style-name="T15">verifica che il cliente abbiamo effettuato correttamente il login.</text:span></text:p>
        </text:list-item>
        <text:list-item>
          <text:p text:style-name="P8">Il sistema <text:span text:style-name="T20">mostra al cliente le operazioni disponibili da poter effettuare sul conto: prelievo, versamento, ultimi movimenti con il saldo carta e conto, ultime scommesse.</text:span></text:p>
        </text:list-item>
        <text:list-item>
          <text:p text:style-name="P8">Il <text:span text:style-name="T21">cliente decide di effettuare un prelievo</text:span>.</text:p>
        </text:list-item>
        <text:list-item>
          <text:p text:style-name="P9">Il sistema mostra al cliente i vari importi da prelevare disponibili.</text:p>
        </text:list-item>
        <text:list-item>
          <text:p text:style-name="P8">Il <text:span text:style-name="T21">cliente sceglie l’importo da prelevare tra quelli proposti dal sistema</text:span>.</text:p>
        </text:list-item>
        <text:list-item>
          <text:p text:style-name="P10">Il sistema verifica che sul conto del cliente sia disponibile l’importo richiesto.</text:p>
        </text:list-item>
        <text:list-item>
          <text:p text:style-name="P16"><text:span text:style-name="T16">Il sistema trasferisce il denaro richiesto dal conto del cliente alla carta a lui associata, aggiornando i due saldi consistentemente</text:span><text:span text:style-name="T12">.</text:span></text:p>
        </text:list-item>
        <text:list-item>
          <text:p text:style-name="P18"><text:span text:style-name="T14">I</text:span><text:span text:style-name="T12">l caso d’uso torna al punto 3 fin quando il cliente non termina le operazioni che desiderava svolgere.</text:span></text:p>
        </text:list-item>
        <text:list-item>
          <text:p text:style-name="P12">Il caso d’uso termina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1">Flussi alternativi</text:span>: </text:p>
      <text:p text:style-name="P2"><text:span text:style-name="T5">*</text:span><text:span text:style-name="T6">a. Il cliente decide di abbandonare l’area riservata al suo conto.</text:span></text:p>
      <text:list xml:id="list7869050450672076658" text:style-name="L4">
        <text:list-item>
          <text:p text:style-name="P13">Il sistema garantisce che eventuali prelievi o versamenti incompleti vengano completati corretamente.</text:p>
          <text:p text:style-name="P13"/>
        </text:list-item>
      </text:list>
      <text:p text:style-name="P3"><text:span text:style-name="T4">*</text:span><text:span text:style-name="T8">b cade la connessione</text:span></text:p>
      <text:p text:style-name="P14"/>
      <text:p text:style-name="P22">2a. Il sistema riscontra che il cliente non ha effettuato il login.</text:p>
      <text:list xml:id="list5896877915137700314" text:style-name="L5">
        <text:list-item>
          <text:p text:style-name="P23">Il sistema mostra al cliente un messaggio di invito ad effettuare il login o la registrazione per poter accedere.</text:p>
        </text:list-item>
        <text:list-item>
          <text:p text:style-name="P38"><text:span text:style-name="T4">Il </text:span><text:span text:style-name="T7">cliente effettua il login o la registrazione.</text:span></text:p>
        </text:list-item>
        <text:list-item>
          <text:p text:style-name="P24">Il caso d’uso riparte dal punto 2 dello scenario principale di successo.</text:p>
          <text:p text:style-name="P24"/>
        </text:list-item>
      </text:list>
      <text:p text:style-name="P25">4a. Il cliente decide di effettuare un versamento.</text:p>
      <text:list xml:id="list5276585273450657513" text:style-name="L6">
        <text:list-item>
          <text:p text:style-name="P26">Il sistema mostra al cliente i vari importi da versare disponibili.</text:p>
        </text:list-item>
        <text:list-item>
          <text:p text:style-name="P26">Il cliente sceglie l’importo che desidera versare tra quelli proposti dal sistema.</text:p>
        </text:list-item>
        <text:list-item>
          <text:p text:style-name="P11">Il sistema verifica che sul<text:span text:style-name="T23">la </text:span>c<text:span text:style-name="T23">arta</text:span> <text:span text:style-name="T23">associata a</text:span>l cliente sia disponibile l’importo richiesto.</text:p>
          <text:p text:style-name="P39"><text:span text:style-name="T2">3</text:span><text:span text:style-name="T18">a</text:span><text:span text:style-name="T2">. Il sistema riscontra l’assenza della disponibilità dell’importo richiesto.</text:span></text:p>
          <text:list>
            <text:list-item>
              <text:list>
                <text:list-item>
                  <text:p text:style-name="P27">Il sistema mostra al cliente un messaggio di errore in cui invita il cliente a selezionare un altro importo.</text:p>
                </text:list-item>
                <text:list-item>
                  <text:p text:style-name="P27">Il caso d’uso prosegue eseguendo il punto 3 dell’alternativa ‘a’ al punto 4 dello scenario principale di successo.</text:p>
                </text:list-item>
              </text:list>
            </text:list-item>
          </text:list>
        </text:list-item>
        <text:list-item>
          <text:p text:style-name="P17"><text:span text:style-name="T16">Il sistema trasferisce il denaro richiesto dal</text:span><text:span text:style-name="T17">la carta</text:span><text:span text:style-name="T16"> </text:span><text:span text:style-name="T17">associata a</text:span><text:span text:style-name="T16">l cliente al </text:span><text:span text:style-name="T17">suo conto</text:span><text:span text:style-name="T16">, aggiornando i due saldi consistentemente</text:span><text:span text:style-name="T12">.</text:span></text:p>
        </text:list-item>
        <text:list-item>
          <text:p text:style-name="P36"><text:span text:style-name="T25">I</text:span><text:span text:style-name="T24">l caso d’uso </text:span><text:span text:style-name="T26">prosegue eseguendo il punto 9 dello scenario principale di successo.</text:span></text:p>
          <text:p text:style-name="P26"/>
        </text:list-item>
      </text:list>
      <text:p text:style-name="P25">4b. Il cliente decide di visualizzare la lista degli ultimi movimenti.</text:p>
      <text:list xml:id="list8112168426208966259" text:style-name="L7">
        <text:list-item>
          <text:p text:style-name="P34"><text:span text:style-name="T24">Il sistema </text:span><text:span text:style-name="T27">mostra al cliente la lista dei suoi ultimi 10 movimenti.</text:span></text:p>
        </text:list-item>
        <text:list-item>
          <text:p text:style-name="P30">Il sistema mostra al cliente il saldo disponibile relativo al suo conto e alla sua carta personale.</text:p>
        </text:list-item>
        <text:list-item>
          <text:p text:style-name="P30">Il caso d’uso prosegue eseguendo il punto 9 dello scenario principale di successo. </text:p>
          <text:p text:style-name="P30"/>
        </text:list-item>
      </text:list>
      <text:p text:style-name="P4"><text:span text:style-name="T26">4</text:span><text:span text:style-name="T24">c</text:span><text:span text:style-name="T26">. Il cliente decide di visualizzare la lista de</text:span><text:span text:style-name="T24">lle ultime</text:span><text:span text:style-name="T26"> </text:span><text:span text:style-name="T24">scommesse</text:span><text:span text:style-name="T26">.</text:span></text:p>
      <text:list xml:id="list60451791124279" text:continue-numbering="true" text:style-name="L7">
        <text:list-item>
          <text:p text:style-name="P35"><text:span text:style-name="T24">Il sistema </text:span><text:span text:style-name="T27">mostra al cliente la lista delle sue ultime 10 scommesse.</text:span></text:p>
        </text:list-item>
        <text:list-item>
          <text:p text:style-name="P30">Il caso d’uso prosegue eseguendo il punto 9 dello scenario principale di successo. </text:p>
          <text:p text:style-name="P30"/>
        </text:list-item>
      </text:list>
      <text:p text:style-name="P31">7a. Il sistema non trova la disponbilità sul conto del cliente.</text:p>
      <text:list xml:id="list8830784972349180554" text:style-name="L8">
        <text:list-item>
          <text:p text:style-name="P28">Il sistema mostra al cliente un messaggio di errore in cui invita il cliente a selezionare un altro importo.</text:p>
        </text:list-item>
        <text:list-item>
          <text:p text:style-name="P28">Il caso d’uso prosegue eseguendo il punto 6 dello scenario principale di successo.</text:p>
        </text:list-item>
      </text:list>
      <text:p text:style-name="P29"/>
      <text:p text:style-name="P5"><text:soft-page-break/><text:span text:style-name="T24">3-6a.</text:span><text:span text:style-name="T22"> </text:span><text:span text:style-name="T24">Il cliente decide di effetturare il logout.</text:span></text:p>
      <text:list xml:id="list3389312036844652340" text:style-name="L9">
        <text:list-item>
          <text:p text:style-name="P32">Il sistema non rende più visibili i dati sensibili relativi al cliente che ha effettuato il logout.</text:p>
        </text:list-item>
        <text:list-item>
          <text:p text:style-name="P32">Il caso d’uso termina.</text:p>
        </text:list-item>
      </text:list>
      <text:p text:style-name="P33"/>
      <text:p text:style-name="P37"><text:span text:style-name="T1">Requisiti speciali</text:span><text:span text:style-name="T4">: </text:span></text:p>
      <text:list xml:id="list1540401199524714747" text:style-name="L10">
        <text:list-item>
          <text:p text:style-name="P19"><text:span text:style-name="T10">Il sistema deve essere in grado di fornire gli ultimi 10 movimenti</text:span><text:span text:style-name="T4">.</text:span></text:p>
        </text:list-item>
        <text:list-item>
          <text:p text:style-name="P20"><text:span text:style-name="T10">Il sistema deve essere in grado di fornire le ultime 10 scommesse</text:span><text:span text:style-name="T4">.</text:span></text:p>
        </text:list-item>
      </text:list>
      <text:p text:style-name="P21"><text:span text:style-name="T3">Frequenza di ripetizione</text:span><text:span text:style-name="T5">: Più volte al giorn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07:05:08.487576906</meta:creation-date>
    <dc:date>2017-12-11T06:04:15.084809607</dc:date>
    <meta:editing-duration>PT20M8S</meta:editing-duration>
    <meta:editing-cycles>4</meta:editing-cycles>
    <meta:generator>LibreOffice/5.2.2.2$Linux_X86_64 LibreOffice_project/20m0$Build-2</meta:generator>
    <meta:document-statistic meta:table-count="0" meta:image-count="0" meta:object-count="0" meta:page-count="3" meta:paragraph-count="54" meta:word-count="662" meta:character-count="4094" meta:non-whitespace-character-count="3508"/>
  </office:meta>
</office:document-meta>
</file>